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Droid Sans Fallback" svg:font-family="'Droid Sans Fallback'" style:font-pitch="variable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Narrow" svg:font-family="'Arial Narrow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92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line-height="100%" fo:text-align="center" fo:text-indent="0cm" style:line-break="strict"/>
    </style:style>
    <style:style style:name="P3" style:family="paragraph">
      <style:paragraph-properties fo:margin-left="0cm" fo:margin-right="0cm" fo:line-height="93%" fo:text-align="center" fo:text-indent="0cm" style:line-break="normal" style:writing-mode="lr-tb"/>
    </style:style>
    <style:style style:name="P4" style:family="paragraph">
      <style:paragraph-properties fo:margin-left="0cm" fo:margin-right="0cm" fo:line-height="100%" fo:text-align="center" fo:text-indent="0cm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style:style style:name="T2" style:family="text">
      <style:text-properties fo:color="#ffffff" style:font-name="Arial Narrow" fo:font-size="12pt" fo:language="en" fo:country="AU" style:font-name-asian="Droid Sans Fallback" style:font-size-asian="12pt" style:language-asian="en" style:country-asian="AU" style:font-name-complex="Droid Sans Fallback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>
          <draw:text-box>
            <text:p>Praise the name of Jesus</text:p>
          </draw:text-box>
        </draw:frame>
        <draw:frame presentation:style-name="pr2" draw:layer="layout" svg:width="28cm" svg:height="13cm" svg:x="0cm" svg:y="4.333cm" presentation:class="outline" presentation:user-transformed="true">
          <draw:text-box>
            <text:p>Praise the name of Jesus</text:p>
            <text:p>Praise him as we pray</text:p>
            <text:p>Praise the name of Jesus</text:p>
            <text:p>Sing to him all our day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From the rising of the sun</text:p>
              </text:list-item>
              <text:list-item>
                <text:p>To the setting of the same</text:p>
              </text:list-item>
              <text:list-item>
                <text:p>The name of the Lord is to be praised</text:p>
              </text:list-item>
              <text:list-item>
                <text:p>In all things let's praise his 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Let us come unto the Lord</text:p>
              </text:list-item>
              <text:list-item>
                <text:p>Let us make a joyful noise</text:p>
              </text:list-item>
              <text:list-item>
                <text:p>He has healed us through his word</text:p>
              </text:list-item>
              <text:list-item>
                <text:p>In all things let's praise his 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  <text:list-item>
                <text:p>Sing to him all our days</text:p>
              </text:list-item>
            </text:list>
          </draw:text-box>
        </draw:frame>
        <draw:custom-shape draw:style-name="gr2" draw:text-style-name="P5" draw:layer="layout" svg:width="28.002cm" svg:height="1.746cm" svg:x="0cm" svg:y="15.028cm">
          <text:list text:style-name="L3">
            <text:list-header>
              <text:p text:style-name="P2"><text:span text:style-name="T1">“</text:span><text:span text:style-name="T1">Praise the name of Jesus” <text:s/>- Public Domain</text:span></text:p>
            </text:list-header>
          </text:list>
          <text:list text:style-name="L4">
            <text:list-header>
              <text:p text:style-name="P3"><text:span text:style-name="T2"/></text:p>
            </text:list-header>
          </text:list>
          <text:list text:style-name="L3">
            <text:list-header>
              <text:p text:style-name="P4"><text:span text:style-name="T1">Used by Permission. CCLI License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Droid Sans Fallback" svg:font-family="'Droid Sans Fallback'" style:font-pitch="variable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Narrow" svg:font-family="'Arial Narrow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7-07-15T14:42:55.250784515</dc:date>
    <meta:editing-duration>PT1H55M5S</meta:editing-duration>
    <meta:editing-cycles>31</meta:editing-cycles>
    <meta:generator>LibreOffice/5.1.6.2$Linux_X86_64 LibreOffice_project/10m0$Build-2</meta:generator>
    <meta:document-statistic meta:object-count="47"/>
  </office:meta>
</office:document-meta>
</file>